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eb496"/>
    </style:style>
    <style:style style:name="P2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3" style:family="paragraph" style:parent-style-name="mark">
      <style:text-properties fo:font-variant="normal" fo:text-transform="none" fo:color="#000000" style:font-name="Times New Roman" fo:font-size="14pt" fo:letter-spacing="normal" fo:font-style="normal" fo:font-weight="normal" officeooo:rsid="000d0d09" officeooo:paragraph-rsid="000d0d09" style:font-size-asian="14pt" style:font-size-complex="14pt"/>
    </style:style>
    <style:style style:name="P4" style:family="paragraph" style:parent-style-name="mark">
      <style:paragraph-properties style:writing-mode="lr-tb"/>
      <style:text-properties fo:font-variant="normal" fo:text-transform="none" fo:color="#000000" style:font-name="Times New Roman" fo:font-size="14pt" fo:letter-spacing="normal" fo:font-style="normal" fo:font-weight="normal" officeooo:rsid="000d0d09" officeooo:paragraph-rsid="000d0d09" style:font-size-asian="14pt" style:font-size-complex="14pt"/>
    </style:style>
    <style:style style:name="P5" style:family="paragraph" style:parent-style-name="mark">
      <style:paragraph-properties style:writing-mode="lr-tb"/>
      <style:text-properties fo:font-variant="normal" fo:text-transform="none" fo:color="#000000" style:font-name="Times New Roman" fo:font-size="14pt" fo:letter-spacing="normal" fo:font-style="normal" fo:font-weight="bold" officeooo:rsid="000d3f98" officeooo:paragraph-rsid="000d3f98" style:font-size-asian="14pt" style:font-weight-asian="bold" style:font-size-complex="14pt" style:font-weight-complex="bold"/>
    </style:style>
    <style:style style:name="P6" style:family="paragraph" style:parent-style-name="mark">
      <style:paragraph-properties style:writing-mode="lr-tb"/>
      <style:text-properties fo:font-variant="normal" fo:text-transform="none" fo:color="#000000" style:font-name="Times New Roman" fo:font-size="14pt" fo:letter-spacing="normal" fo:font-style="normal" fo:font-weight="bold" officeooo:rsid="000eb496" officeooo:paragraph-rsid="000eb496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paragraph-rsid="000eb496" style:font-size-asian="14pt" style:font-weight-asian="bold" style:font-size-complex="14pt" style:font-weight-complex="bold"/>
    </style:style>
    <style:style style:name="P8" style:family="paragraph" style:parent-style-name="mark">
      <style:text-properties fo:font-variant="normal" fo:text-transform="none" fo:color="#000000" style:font-name="Times New Roman" fo:font-size="14pt" fo:letter-spacing="normal" fo:language="ru" fo:country="RU" fo:font-style="normal" fo:font-weight="bold" officeooo:rsid="000d0d09" officeooo:paragraph-rsid="000d0d09" style:font-size-asian="14pt" style:font-weight-asian="bold" style:font-size-complex="14pt" style:font-weight-complex="bold"/>
    </style:style>
    <style:style style:name="P9" style:family="paragraph" style:parent-style-name="mark"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d0d09" officeooo:paragraph-rsid="000d0d09" style:font-size-asian="14pt" style:font-size-complex="14pt"/>
    </style:style>
    <style:style style:name="P10" style:family="paragraph" style:parent-style-name="mark">
      <style:paragraph-properties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bold" officeooo:rsid="000d3f98" officeooo:paragraph-rsid="000d3f98" style:font-size-asian="14pt" style:font-weight-asian="bold" style:font-size-complex="14pt" style:font-weight-complex="bold"/>
    </style:style>
    <style:style style:name="P11" style:family="paragraph" style:parent-style-name="mark">
      <style:paragraph-properties style:writing-mode="lr-tb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d3f98" officeooo:paragraph-rsid="000d3f98" style:font-size-asian="14pt" style:font-weight-asian="normal" style:font-size-complex="14pt" style:font-weight-complex="normal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32pt" fo:font-weight="bold" officeooo:rsid="000d0d09" style:font-size-asian="32pt" style:font-weight-asian="bold" style:font-size-complex="32pt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d0d09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0d0d09" style:font-weight-asian="bold" style:font-weight-complex="bold"/>
    </style:style>
    <style:style style:name="T7" style:family="text">
      <style:text-properties fo:language="ru" fo:country="RU" officeooo:rsid="000d3f98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language="ru" fo:country="RU" fo:font-weight="normal" style:font-weight-asian="normal" style:font-weight-complex="normal"/>
    </style:style>
    <style:style style:name="T10" style:family="text">
      <style:text-properties fo:language="en" fo:country="US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7.1</text:span><text:span text:style-name="T1"> </text:span><text:tab/><text:span text:style-name="T6">Все угрозы</text:span><text:span text:style-name="T4"> по отношению к ПО </text:span><text:span text:style-name="T6">можно разделить</text:span><text:span text:style-name="T4"> на :</text:span></text:p>
      <text:p text:style-name="P3"><text:span text:style-name="T5">1)</text:span><text:span text:style-name="T3"> Несанкционированное раскрытие, искажение или уничтожение обработанной <text:s/>инф. со стороны пользователей, процессов либо самой программы. При этом использ. присущие данному ПО уязвимости, вызваны некорректной разработкой.</text:span></text:p>
      <text:p text:style-name="P3"><text:span text:style-name="T5">2)</text:span><text:span text:style-name="T3"> Незаконная модификация кода программы, т. е. такое ее изменение, при котором нарушается норм. ход выполнения программы.</text:span></text:p>
      <text:p text:style-name="P3"><text:span text:style-name="T5">3)</text:span><text:span text:style-name="T3"> Несанкционированное использование ПО (пиратство). Несанкционированное копирование, т.е перенос на другой комп, неправомерное использование.</text:span></text:p>
      <text:p text:style-name="P3"><text:span text:style-name="T5">4) </text:span><text:span text:style-name="T3">Восстановление логики работы программы с целью кражи интелект. собственности.</text:span></text:p>
      <text:p text:style-name="P8">Виды уязвимостей:</text:p>
      <text:p text:style-name="P9">1) Умышленные</text:p>
      <text:p text:style-name="P9"><text:tab/>а)Активные( с наличием деструктивных функций)</text:p>
      <text:p text:style-name="P9"><text:tab/>б)Пассивные( без деструктивных .ф-й)</text:p>
      <text:p text:style-name="P9">2) Неумышленные</text:p>
      <text:p text:style-name="P4"><text:span text:style-name="T5">Умышленные</text:span><text:span text:style-name="T3">: </text:span><text:span text:style-name="T8">1)</text:span><text:span text:style-name="T10">trapdoor( </text:span><text:span text:style-name="T3">несанкционировання точка входа в программу)</text:span></text:p>
      <text:p text:style-name="P4"><text:span text:style-name="T8">2)</text:span><text:span text:style-name="T3">Логические бомбы( програм. конструкции, которые срабатыв. при определ условиях.)</text:span></text:p>
      <text:p text:style-name="P4"><text:span text:style-name="T5">Неумышленные:</text:span><text:span text:style-name="T3"> 1)Уязвимость к некорректным входным данным (возникает, если приложение не проверяет входные данные), 2) </text:span><text:span text:style-name="T10">SQL inj</text:span><text:span text:style-name="T3">( возник, если получаемые данные без проверки использ для построения запросов), 3)Целочисленное переполнение( смешив знаковых и беззнаковых целых), 4) уязвимост</text:span><text:span text:style-name="T7">и</text:span><text:span text:style-name="T3"> форматной строки, </text:span><text:span text:style-name="T7">5) внедрение команд(при использ потенциально опасных ф-й, возм ситуация, когда манипульяция вход данными позволит получ контроль над команд оболочкой), 6) уязвимость переполнения буфера</text:span></text:p>
      <text:p text:style-name="P10">Уязвимости веб-прилож</text:p>
      <text:p text:style-name="P5"><text:span text:style-name="T9">1</text:span><text:span text:style-name="T3">)</text:span><text:span text:style-name="T11">XSS( </text:span><text:span text:style-name="T9">возник, если вводимые пользоват. данные не контрол сервером)</text:span></text:p>
      <text:p text:style-name="P11">2)Уязвимости к иньекциями</text:p>
      <text:p text:style-name="P5"><text:span text:style-name="T9"><text:tab/>а)</text:span><text:span text:style-name="T11">SQL-inj</text:span></text:p>
      <text:p text:style-name="P5"><text:span text:style-name="T11"><text:tab/></text:span><text:span text:style-name="T9">б)</text:span><text:span text:style-name="T11">Command inj – </text:span><text:span text:style-name="T9">введенные данные не проверяются</text:span></text:p>
      <text:p text:style-name="P11">3) Злонамеренный запуск файлов( возник, если в качестве параметров ввода использ имена файлов)</text:p>
      <text:p text:style-name="P5"><text:span text:style-name="T9">4)Подделка </text:span><text:span text:style-name="T11">HTTP </text:span><text:span text:style-name="T9">запросов</text:span></text:p>
      <text:p text:style-name="P11">5) Утечка инф и неправильная обработка ошибок</text:p>
      <text:p text:style-name="P11">6) Ошибки в архитектуре аутентификации и управление сессиями</text:p>
      <text:p text:style-name="P11">7) Небезопасное ( незащищ) криптографическое хранилище( хранение критич инф в откр виде, использ крипты собств разраб, пароли хешируются, но не соляться)</text:p>
      <text:p text:style-name="P11">8) Небезопасные коммуникации( передача критич инф по октр каналам)</text:p>
      <text:p text:style-name="P5"><text:span text:style-name="T9">9) Ошибки в запросе доступа к </text:span><text:span text:style-name="T11">URL</text:span><text:span text:style-name="T9">( нахожд страниц администрирования)</text:span></text:p>
      <text:p text:style-name="P6"><text:span text:style-name="T3">Межнарод классификаторы уязвимостей:</text:span><text:span text:style-name="T9"> </text:span><text:span text:style-name="T3">СVE </text:span><text:span text:style-name="T9">(Common Vulnerabilities and Exposures)</text:span></text:p>
      <text:p text:style-name="P1"><text:span text:style-name="T12">По сути, </text:span><text:span text:style-name="Strong_20_Emphasis"><text:span text:style-name="T12">CVE</text:span></text:span><text:span text:style-name="T12"> — это "словарь" известных уязвимостей, имеющий строгую<text:line-break/>характеристику по описательным критериям, что отличает его, скажем, от<text:line-break/>Bugtrack-ленты. </text:span></text:p>
      <text:p text:style-name="P7">OSVDB</text:p>
      <text:p text:style-name="Text_20_body"><text:span text:style-name="T12">Название расшифровывается примерно как: "</text:span><text:span text:style-name="Strong_20_Emphasis"><text:span text:style-name="T12">Открытая база данных уязвимостей</text:span></text:span><text:span text:style-name="T12">"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family="'Times New Roman'" style:font-family-generic="roman" style:font-pitch="variable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Lohit Hindi" style:font-family-complex="'Lohit Hindi'" style:font-family-generic-complex="system" style:font-pitch-complex="variable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Micro Hei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1cm" fo:margin-bottom="0.972cm" fo:margin-left="1.18cm" fo:margin-right="1.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4.4.4.3$Windows_x86 LibreOffice_project/2c39ebcf046445232b798108aa8a7e7d89552ea8</meta:generator>
    <dc:date>2015-07-10T16:03:52.151000000</dc:date>
    <meta:editing-duration>PT7M48S</meta:editing-duration>
    <meta:editing-cycles>7</meta:editing-cycles>
    <meta:document-statistic meta:table-count="0" meta:image-count="0" meta:object-count="0" meta:page-count="1" meta:paragraph-count="29" meta:word-count="296" meta:character-count="2380" meta:non-whitespace-character-count="2104"/>
  </office:meta>
</office:document-meta>
</file>